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98a4" officeooo:paragraph-rsid="000d98a4"/>
    </style:style>
    <style:style style:name="P2" style:family="paragraph" style:parent-style-name="Standard">
      <style:text-properties officeooo:rsid="001296ec" officeooo:paragraph-rsid="001296ec"/>
    </style:style>
    <style:style style:name="P3" style:family="paragraph" style:parent-style-name="Standard">
      <style:text-properties officeooo:rsid="001452a2" officeooo:paragraph-rsid="001452a2"/>
    </style:style>
    <style:style style:name="P4" style:family="paragraph" style:parent-style-name="Standard">
      <style:text-properties officeooo:rsid="001507c8" officeooo:paragraph-rsid="001507c8"/>
    </style:style>
    <style:style style:name="P5" style:family="paragraph" style:parent-style-name="Standard">
      <style:paragraph-properties fo:text-align="center" style:justify-single-word="false"/>
      <style:text-properties fo:font-size="14pt" officeooo:rsid="00188fa2" officeooo:paragraph-rsid="00188fa2"/>
    </style:style>
    <style:style style:name="P6" style:family="paragraph" style:parent-style-name="Standard">
      <style:paragraph-properties fo:text-align="center" style:justify-single-word="false"/>
      <style:text-properties fo:font-size="14pt" officeooo:rsid="000f4431" officeooo:paragraph-rsid="000f4431"/>
    </style:style>
    <style:style style:name="P7" style:family="paragraph" style:parent-style-name="Standard">
      <style:paragraph-properties fo:text-align="start" style:justify-single-word="false"/>
      <style:text-properties fo:font-size="12pt" officeooo:rsid="00196f08" officeooo:paragraph-rsid="00196f08"/>
    </style:style>
    <style:style style:name="P8" style:family="paragraph" style:parent-style-name="Standard">
      <style:paragraph-properties fo:text-align="start" style:justify-single-word="false"/>
      <style:text-properties fo:font-size="12pt" officeooo:rsid="001ac6cf" officeooo:paragraph-rsid="001ac6cf"/>
    </style:style>
    <style:style style:name="P9" style:family="paragraph" style:parent-style-name="Standard">
      <style:paragraph-properties fo:text-align="start" style:justify-single-word="false"/>
      <style:text-properties fo:font-size="12pt" officeooo:rsid="001f1e66" officeooo:paragraph-rsid="001f1e66"/>
    </style:style>
    <style:style style:name="P10" style:family="paragraph" style:parent-style-name="Standard">
      <style:paragraph-properties fo:text-align="start" style:justify-single-word="false"/>
      <style:text-properties fo:font-size="12pt" officeooo:rsid="002126dc" officeooo:paragraph-rsid="002126dc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25a059" officeooo:paragraph-rsid="0025a059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26b3ac" officeooo:paragraph-rsid="0026b3ac"/>
    </style:style>
    <style:style style:name="P13" style:family="paragraph" style:parent-style-name="Standard">
      <style:paragraph-properties fo:text-align="start" style:justify-single-word="false"/>
      <style:text-properties fo:font-size="12pt" officeooo:rsid="001f1e66" officeooo:paragraph-rsid="001f1e66"/>
    </style:style>
    <style:style style:name="T1" style:family="text">
      <style:text-properties officeooo:rsid="001452a2"/>
    </style:style>
    <style:style style:name="T2" style:family="text">
      <style:text-properties officeooo:rsid="0015bf3a"/>
    </style:style>
    <style:style style:name="T3" style:family="text">
      <style:text-properties officeooo:rsid="0016274c"/>
    </style:style>
    <style:style style:name="T4" style:family="text">
      <style:text-properties officeooo:rsid="00175038"/>
    </style:style>
    <style:style style:name="T5" style:family="text">
      <style:text-properties officeooo:rsid="001c47b1"/>
    </style:style>
    <style:style style:name="T6" style:family="text">
      <style:text-properties officeooo:rsid="001e2548"/>
    </style:style>
    <style:style style:name="T7" style:family="text">
      <style:text-properties officeooo:rsid="001fa54e"/>
    </style:style>
    <style:style style:name="T8" style:family="text">
      <style:text-properties officeooo:rsid="002126dc"/>
    </style:style>
    <style:style style:name="T9" style:family="text">
      <style:text-properties officeooo:rsid="0021a072"/>
    </style:style>
    <style:style style:name="T10" style:family="text">
      <style:text-properties officeooo:rsid="00223ac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8/02</text:p>
      <text:p text:style-name="P6">Introductoria</text:p>
      <text:p text:style-name="P1"/>
      <text:p text:style-name="P3">Docente: <text:span text:style-name="T2">Roberto G</text:span>arcia, <text:span text:style-name="T3">Nicolas Borea, </text:span><text:span text:style-name="T4">Santiago </text:span><text:span text:style-name="T10">Bianco</text:span></text:p>
      <text:p text:style-name="P1">22/3 FINAL <text:span text:style-name="T1">9am</text:span></text:p>
      <text:p text:style-name="P1"/>
      <text:p text:style-name="P2">Miercoles: Algoritmos</text:p>
      <text:p text:style-name="P2">Jueves: Matematica</text:p>
      <text:p text:style-name="P2"/>
      <text:p text:style-name="P4">Resoluciones: 155/11, 179/11, 231/13</text:p>
      <text:p text:style-name="P4"/>
      <text:p text:style-name="P5">Algoritmos</text:p>
      <text:p text:style-name="P5"/>
      <text:p text:style-name="P7">Conjunto de instrucciones o pasos que se siguen para resolver un problema, <text:span text:style-name="T5">ordenada, no ambigua, </text:span><text:span text:style-name="T6">finita</text:span></text:p>
      <text:p text:style-name="P7"/>
      <text:p text:style-name="P8">Como cambiar una rueda de un auto:</text:p>
      <text:p text:style-name="P8"/>
      <text:p text:style-name="P8">1- Prende las balizas del auto, frenalo a un lado de la calle, poniendo el freno de mano</text:p>
      <text:p text:style-name="P8">2- Saca te tu baul las balizas de seguridad y ponlas 10 metros detras del vehiculo</text:p>
      <text:p text:style-name="P8">3- En el baul encontraras un crique, una llave para bulones (con forma de cruz) y la rueda de emergencia</text:p>
      <text:p text:style-name="P8">4- Toma la llave y comienza a aflojar las tuercas de la rueda, una vez que sacaste todas</text:p>
      <text:p text:style-name="P8">5- Toma el crique y ponlo debajo del vehiculo lo mas cercano a la rueda dañada posible.</text:p>
      <text:p text:style-name="P8">6- Utilizando la manija incluida con el crique, incertala en el agujero y comienza a hacer una movimiento de bombeo. Checkeando que el brazo del crique haga contacto con alguna superficie firme del auto, ya sea el piso de chapa o algun marco de hierro. El auto debe quedar suficientemente alto como para que esa rueda no toque el piso</text:p>
      <text:p text:style-name="P8">7- Una vez el auto levantado remueve la rueda, y pon la rueda nueva.</text:p>
      <text:p text:style-name="P8">8- Ajusta las tuercas de la nueva rueda. Si la rueda comienza a girar mientras se ajusta baja el auto con el crique y termina de ajustar las tuercas.</text:p>
      <text:p text:style-name="P8">9- Guarda todas las herramientas y elementos de seguridad. </text:p>
      <text:p text:style-name="P8"/>
      <text:p text:style-name="P9">Psei<text:span text:style-name="T7">n</text:span>t: <text:span text:style-name="T8">Enntorno de desarrollo (IDE)</text:span></text:p>
      <text:p text:style-name="P9"/>
      <text:p text:style-name="P10">TODO: leer apunte de algoritmos hasta la pagina 15, <text:span text:style-name="T9">configurar pseint</text:span></text:p>
      <text:p text:style-name="P9"/>
      <text:list text:style-name="L1">
        <text:list-item>
          <text:p text:style-name="P11">Que es un algoritmo</text:p>
        </text:list-item>
        <text:list-item>
          <text:p text:style-name="P11">Que es un dato</text:p>
        </text:list-item>
        <text:list-item>
          <text:p text:style-name="P11">¿Un algoritmo es un programa?</text:p>
        </text:list-item>
        <text:list-item>
          <text:p text:style-name="P11">Pseudocodigo</text:p>
        </text:list-item>
        <text:list-item>
          <text:p text:style-name="P11">Prueba de escritorio</text:p>
        </text:list-item>
        <text:list-item>
          <text:p text:style-name="P11">Herramienta pseint</text:p>
        </text:list-item>
        <text:list-item>
          <text:p text:style-name="P11">Mejoran nuestro codigo</text:p>
        </text:list-item>
        <text:list-item>
          <text:p text:style-name="P12">Buenas practicas</text:p>
        </text:list-item>
        <text:list-item>
          <text:p text:style-name="P12">Escenarios de ejecucion</text:p>
        </text:list-item>
        <text:list-item>
          <text:p text:style-name="P12">Practica</text:p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09:12:34.739184535</meta:creation-date>
    <dc:date>2023-02-22T09:14:44.408623425</dc:date>
    <meta:editing-duration>PT2H3M27S</meta:editing-duration>
    <meta:editing-cycles>24</meta:editing-cycles>
    <meta:generator>LibreOffice/7.4.5.1$Linux_X86_64 LibreOffice_project/40$Build-1</meta:generator>
    <meta:document-statistic meta:table-count="0" meta:image-count="0" meta:object-count="0" meta:page-count="2" meta:paragraph-count="31" meta:word-count="299" meta:character-count="1664" meta:non-whitespace-character-count="1405"/>
  </office:meta>
</office:document-meta>
</file>